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T1" style:family="text">
      <style:text-properties style:font-name="Times New Roman" fo:font-size="11.5pt" style:font-size-asian="11.5pt"/>
    </style:style>
    <style:style style:name="T2" style:family="text">
      <style:text-properties style:font-name="Times New Roman" fo:font-size="11.5pt" fo:font-weight="bold" style:font-size-asian="11.5pt" style:font-weight-asian="bold"/>
    </style:style>
    <style:style style:name="T3" style:family="text">
      <style:text-properties style:font-name="Times New Roman" fo:font-size="10.5pt" style:font-size-asian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olicitar a</text:span></text:p>
      <text:p text:style-name="P1"><text:span text:style-name="T1">remessa da PEC N° 0108987-08.2017.8.20</text:span><text:span text:style-name="T3">.0001</text:span><text:span text:style-name="T1">, em desfavor do apenado </text:span><text:span text:style-name="T2">JOSÉ RODRIGUES DE</text:span></text:p>
      <text:p text:style-name="P1"><text:span text:style-name="T2">SOUZA NETO</text:span><text:span text:style-name="T1">, filho de Elissandra Gomes de Oliveira e Marcone Rodrigues de Souza, que se encontra</text:span></text:p>
      <text:p text:style-name="Standard"><text:span text:style-name="T1">recolhido na Cadeia Pública de Ceará-Mirim/RN, para fins de unificação de pen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1:59:07.243000000</meta:creation-date>
    <dc:date>2019-04-15T12:09:06.793000000</dc:date>
    <meta:editing-duration>PT10M</meta:editing-duration>
    <meta:editing-cycles>1</meta:editing-cycles>
    <meta:document-statistic meta:table-count="0" meta:image-count="0" meta:object-count="0" meta:page-count="1" meta:paragraph-count="4" meta:word-count="42" meta:character-count="270" meta:non-whitespace-character-count="232"/>
    <meta:generator>LibreOffice/6.0.3.2$Windows_X86_64 LibreOffice_project/8f48d515416608e3a835360314dac7e47fd0b821</meta:generator>
  </office:meta>
</office:document-meta>
</file>